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Text_20_body" style:list-style-name="L2">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Text_20_body" style:list-style-name="L3">
      <style:paragraph-properties fo:margin-top="0in" fo:margin-bottom="0in"/>
    </style:style>
    <style:style style:name="P13" style:family="paragraph" style:parent-style-name="Text_20_body" style:list-style-name="L4">
      <style:paragraph-properties fo:margin-top="0in" fo:margin-bottom="0in"/>
    </style:style>
    <style:style style:name="P14" style:family="paragraph" style:parent-style-name="Text_20_body" style:list-style-name="L5">
      <style:paragraph-properties fo:margin-top="0in" fo:margin-bottom="0in"/>
    </style:style>
    <style:style style:name="P15" style:family="paragraph" style:parent-style-name="Text_20_body" style:list-style-name="L6">
      <style:paragraph-properties fo:margin-top="0in" fo:margin-bottom="0in"/>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Text_20_body" style:list-style-name="L7">
    </style:style>
    <style:style style:name="P21" style:family="paragraph" style:parent-style-name="Preformatted_20_Text">
    </style:style>
  </office:automatic-styles>
  <office:body>
    <office:text>
      <text:p text:style-name="Title">Constructors and ToString</text:p>
      <text:p text:style-name="Author"><text:a xlink:type="simple" xlink:href="https://csci-1301.github.io/about#authors" office:name=""><text:span text:style-name="Definition">https://csci-1301.github.io/about#authors</text:span></text:a></text:p>
      <text:p text:style-name="Date">February 23, 2022 (11:03:23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adding-constructors-and-tostring-to-an-existing-class"/>Adding Constructors and ToString to An Existing Class<text:bookmark-end text:name="adding-constructors-and-tostring-to-an-existing-class"/></text:h>
      <text:p text:style-name="First_20_paragraph">As a warm-up, you will practice writing constructors and ToString methods by adding them to a class you have already written.</text:p>
      <text:h text:style-name="Heading_20_2" text:outline-level="2"><text:bookmark-start text:name="a-constructor-for-rectangle"/>A Constructor for Rectangle<text:bookmark-end text:name="a-constructor-for-rectangle"/></text:h>
      <text:list text:style-name="L1">
        <text:list-item>
          <text:p text:style-name="P1">Open the “Rectangle” project you created in the “Rectangle Class” lab.</text:p>
        </text:list-item>
        <text:list-item>
          <text:p text:style-name="P1">In “Rectangle.cs”, add a constructor to <text:span text:style-name="NormalTok">Rectangle</text:span> that takes two arguments, a length and a width, and uses them to initialize the <text:span text:style-name="NormalTok">length</text:span> and <text:span text:style-name="NormalTok">width</text:span> attributes.</text:p>
        </text:list-item>
        <text:list-item>
          <text:p text:style-name="P1">Within your <text:span text:style-name="NormalTok">Main</text:span> method, you will notice that your <text:span text:style-name="KeywordTok">new</text:span><text:span text:style-name="NormalTok"><text:s text:c="1"/></text:span><text:span text:style-name="FunctionTok">Rectangle</text:span><text:span text:style-name="OperatorTok">()</text:span> instantiation statements are now highlighted as errors, because <text:span text:style-name="NormalTok">Rectangle</text:span> no longer has a zero-argument constructor. Change each instantiation statement to call your new two-argument constructor, using the initial length and width values that you previously used in <text:span text:style-name="FunctionTok">SetLength</text:span><text:span text:style-name="OperatorTok">()</text:span> and <text:span text:style-name="FunctionTok">SetWidth</text:span><text:span text:style-name="OperatorTok">()</text:span>.</text:p>
        </text:list-item>
        <text:list-item>
          <text:p text:style-name="P1">Compile and run your program and make sure your Rectangles still behave as expected.</text:p>
        </text:list-item>
      </text:list>
      <text:h text:style-name="Heading_20_2" text:outline-level="2"><text:bookmark-start text:name="a-tostring-method"/>A ToString Method<text:bookmark-end text:name="a-tostring-method"/></text:h>
      <text:p text:style-name="First_20_paragraph">In the <text:span text:style-name="NormalTok">Main</text:span> method of your program, you should have one or more statements that display the length and width of a Rectangle, e.g. to test the result of your <text:span text:style-name="NormalTok">Swap</text:span> method, like this:</text:p>
      <text:p text:style-name="P2">Console.WriteLine($"My rectangle has length {myRectangle.GetLength()} and width {myRectangle.GetWidth()}");</text:p>
      <text:p text:style-name="P3">myRectangle.Swap();</text:p>
      <text:p text:style-name="P4">Console.WriteLine($"My rectangle has length {myRectangle.GetLength()} and width {myRectangle.GetWidth()}");</text:p>
      <text:p text:style-name="First_20_paragraph">We will add a <text:span text:style-name="NormalTok">ToString</text:span> method to <text:span text:style-name="NormalTok">Rectangle</text:span> to make it easier to write these statements.</text:p>
      <text:list text:style-name="L2">
        <text:list-item>
          <text:p text:style-name="P5">In “Rectangle.cs”, add the following method to <text:span text:style-name="NormalTok">Rectangle</text:span>:</text:p>
          <text:p text:style-name="P6">public override string ToString()</text:p>
          <text:p text:style-name="P7">{</text:p>
          <text:p text:style-name="P8"><text:s text:c="4"/>return $"Rectangle with length {length} and width {width}";</text:p>
          <text:p text:style-name="P9">}</text:p>
        </text:list-item>
        <text:list-item>
          <text:p text:style-name="P5">Within your <text:span text:style-name="NormalTok">Main</text:span> method, find a <text:span text:style-name="NormalTok">WriteLine</text:span> statement that displays the length and width of a <text:span text:style-name="NormalTok">Rectangle</text:span>, and replace the calls to <text:span text:style-name="NormalTok">GetLength</text:span> and <text:span text:style-name="NormalTok">GetWidth</text:span> with a single call to <text:span text:style-name="NormalTok">ToString</text:span>. For example, you can replace the statement</text:p>
          <text:p text:style-name="P10">Console.WriteLine($"My rectangle has length {myRectangle.GetLength()} and width {myRectangle.GetWidth()}");</text:p>
          <text:p text:style-name="P5">with</text:p>
          <text:p text:style-name="P11">Console.WriteLine($"My rectangle: {myRectangle.ToString()}");</text:p>
        </text:list-item>
        <text:list-item>
          <text:p text:style-name="P5">Compile and run your program. What do you observe about the new <text:span text:style-name="NormalTok">WriteLine</text:span> statements?</text:p>
        </text:list-item>
      </text:list>
      <text:h text:style-name="Heading_20_1" text:outline-level="1"><text:bookmark-start text:name="a-room-class"/>A Room Class<text:bookmark-end text:name="a-room-class"/></text:h>
      <text:p text:style-name="First_20_paragraph">Now, we will create a <text:span text:style-name="NormalTok">Room</text:span> class “from scratch,” including constructors and a ToString method.</text:p>
      <text:h text:style-name="Heading_20_2" text:outline-level="2"><text:bookmark-start text:name="initial-set-up"/>Initial Set-Up<text:bookmark-end text:name="initial-set-up"/></text:h>
      <text:p text:style-name="First_20_paragraph">Create a <text:span text:style-name="NormalTok">Room</text:span> class, with three attributes: one to hold the name of the room, one for the length of the room, and one for the width of the room. Name the attributes the way you want, and pick appropriate datatypes, knowing that we want to be able to store the length and the width of rooms (expressed in meters) using floating point numbers.</text:p>
      <text:p text:style-name="Text_20_body">Create 6 methods:</text:p>
      <text:list text:style-name="L3">
        <text:list-item>
          <text:p text:style-name="P12">A method to set the value of each attribute (“setters”)</text:p>
        </text:list-item>
        <text:list-item>
          <text:p text:style-name="P12">A method to get the value of each attribute (“getters”)</text:p>
        </text:list-item>
      </text:list>
      <text:p text:style-name="First_20_paragraph">To test your <text:span text:style-name="NormalTok">Room</text:span> class, edit your main method to create a <text:span text:style-name="NormalTok">Room</text:span> object and ask the user for its name, length and width, and then display on the screen the name of the Room object that was created.</text:p>
      <text:h text:style-name="Heading_20_2" text:outline-level="2"><text:bookmark-start text:name="adding-methods"/>Adding Methods<text:bookmark-end text:name="adding-methods"/></text:h>
      <text:p text:style-name="First_20_paragraph">Now, add two methods:</text:p>
      <text:list text:style-name="L4">
        <text:list-item>
          <text:p text:style-name="P13">A constructor that takes three arguments and uses them to initialize the length, width, and name of the room</text:p>
        </text:list-item>
        <text:list-item>
          <text:p text:style-name="P13">A method that returns the area of the room in square meters</text:p>
        </text:list-item>
      </text:list>
      <text:p text:style-name="First_20_paragraph">Test them before moving on.</text:p>
      <text:h text:style-name="Heading_20_2" text:outline-level="2"><text:bookmark-start text:name="internationalization-of-the-room-class"/>Internationalization of the Room Class<text:bookmark-end text:name="internationalization-of-the-room-class"/></text:h>
      <text:p text:style-name="First_20_paragraph">Suppose that we want to accommodate users who are more familiar with feet. Note that <text:span text:style-name="T1">we don’t want to change the meaning of our width and length attributes, which are still supposed to hold dimensions in meters</text:span>, but we want to create methods that perform the conversions for us. Remembering that</text:p>
      <text:list text:style-name="L5">
        <text:list-item>
          <text:p text:style-name="P14">1 meter = 3.28084 feet,</text:p>
        </text:list-item>
        <text:list-item>
          <text:p text:style-name="P14">1 foot = 0.3048 meter,</text:p>
        </text:list-item>
      </text:list>
      <text:p text:style-name="First_20_paragraph">add four methods to your class:</text:p>
      <text:list text:style-name="L6">
        <text:list-item>
          <text:p text:style-name="P15">A method that returns the width of the room in feet,</text:p>
        </text:list-item>
        <text:list-item>
          <text:p text:style-name="P15">A method that returns the length of the room in feet,</text:p>
        </text:list-item>
        <text:list-item>
          <text:p text:style-name="P15">A method that returns the area of the room in square feet,</text:p>
        </text:list-item>
        <text:list-item>
          <text:p text:style-name="P15">A constructor that takes two arguments, a length and a width in feet, and create an object with the corresponding measures in meters. In this constructor, you should pick a sensible default value for the name of the room, since it will not be supplied in an argument.</text:p>
        </text:list-item>
      </text:list>
      <text:p text:style-name="First_20_paragraph">Try to write these methods using constants for the conversion factors, and test them before moving on.</text:p>
      <text:h text:style-name="Heading_20_2" text:outline-level="2"><text:bookmark-start text:name="a-tostring-method-1"/>A ToString Method<text:bookmark-end text:name="a-tostring-method-1"/></text:h>
      <text:p text:style-name="First_20_paragraph">Finally, create a <text:span text:style-name="NormalTok">ToString</text:span> method. To understand the need for such a method, start by trying to display an object “directly.” In your Main method, create a <text:span text:style-name="NormalTok">Room</text:span> object called <text:span text:style-name="NormalTok">myKitchen</text:span> and write</text:p>
      <text:p text:style-name="P16">Console.WriteLine(myKitchen);</text:p>
      <text:p text:style-name="First_20_paragraph">Compile and execute your program. Is the information displayed on the screen what you expected? Is it useful?</text:p>
      <text:p text:style-name="Text_20_body">Add the following to your <text:span text:style-name="NormalTok">Room</text:span> class:</text:p>
      <text:p text:style-name="P17">public override string ToString(){</text:p>
      <text:p text:style-name="P18"><text:s text:c="6"/>return "The name of the room is...";</text:p>
      <text:p text:style-name="P19">}</text:p>
      <text:list text:style-name="L7">
        <text:list-item>
          <text:p text:style-name="P20">Test this method by adding</text:p>
          <text:p text:style-name="P21">Console.WriteLine(myKitchen.ToString());</text:p>
          <text:p text:style-name="P20">to your main method.</text:p>
        </text:list-item>
        <text:list-item>
          <text:p text:style-name="P20">Remove <text:span text:style-name="OperatorTok">.</text:span><text:span text:style-name="FunctionTok">ToString</text:span><text:span text:style-name="OperatorTok">()</text:span> from the previous statement and run your program again. Did something change?</text:p>
        </text:list-item>
        <text:list-item>
          <text:p text:style-name="P20">“Expand” this method by having it return a more meaningful string: the string returned should also contain the name of the room and its dimensions in meters and feet. Use format specifiers to make it look nic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Constructors and ToString</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23T16:03:38Z</meta:creation-date>
    <dc:date>2022-02-23T16:03:38Z</dc:date>
    <meta:user-defined meta:name="date" meta:value-type="string">February  23, 2022 (11:03:23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